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Droid Sans Mono" fo:font-size="10.5pt" fo:font-weight="bold" officeooo:paragraph-rsid="00100b5b" fo:background-color="transparent" style:font-weight-asian="bold" style:font-weight-complex="bold"/>
    </style:style>
    <style:style style:name="P2" style:family="paragraph" style:parent-style-name="Standard">
      <style:text-properties style:use-window-font-color="true" loext:opacity="0%" style:font-name="Droid Sans Mono" fo:font-size="10.5pt" fo:font-weight="normal" officeooo:rsid="000fa154" officeooo:paragraph-rsid="000fa154" fo:background-color="transparent"/>
    </style:style>
    <style:style style:name="P3" style:family="paragraph" style:parent-style-name="Standard">
      <style:text-properties style:use-window-font-color="true" loext:opacity="0%" style:font-name="Droid Sans Mono" fo:font-size="10.5pt" fo:font-weight="normal" officeooo:rsid="0014f9aa" officeooo:paragraph-rsid="0014f9aa" fo:background-color="transparent"/>
    </style:style>
    <style:style style:name="P4" style:family="paragraph" style:parent-style-name="Standard">
      <style:text-properties style:use-window-font-color="true" loext:opacity="0%" style:font-name="Droid Sans Mono" fo:font-size="10.5pt" fo:font-weight="normal" officeooo:rsid="001442dd" officeooo:paragraph-rsid="001442dd" fo:background-color="transparent"/>
    </style:style>
    <style:style style:name="P5" style:family="paragraph" style:parent-style-name="Standard">
      <style:text-properties style:use-window-font-color="true" loext:opacity="0%" officeooo:rsid="0014f9aa" officeooo:paragraph-rsid="0014f9aa" fo:background-color="transparent"/>
    </style:style>
    <style:style style:name="P6" style:family="paragraph" style:parent-style-name="Standard">
      <style:text-properties style:use-window-font-color="true" loext:opacity="0%" officeooo:paragraph-rsid="001efbd6" fo:background-color="transparent"/>
    </style:style>
    <style:style style:name="P7" style:family="paragraph" style:parent-style-name="Standard">
      <style:text-properties style:use-window-font-color="true" loext:opacity="0%" style:font-name="Droid Sans Mono" fo:font-size="10.5pt" fo:font-weight="bold" officeooo:paragraph-rsid="00100b5b" fo:background-color="transparent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roid Sans Mono" fo:font-size="10.5pt" fo:font-weight="bold" officeooo:paragraph-rsid="00281b12" fo:background-color="transparent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roid Sans Mono" fo:font-size="10.5pt" fo:font-weight="bold" officeooo:paragraph-rsid="00282d82" fo:background-color="transparent" style:font-weight-asian="bold" style:font-weight-complex="bold"/>
    </style:style>
    <style:style style:name="T1" style:family="text">
      <style:text-properties fo:color="#ce9178" loext:opacity="100%" style:font-name="Droid Sans Mono" fo:font-size="10.5pt" fo:font-weight="normal" officeooo:rsid="001efbd6" fo:background-color="#1f1f1f" loext:char-shading-value="0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size="10.5pt" fo:font-weight="normal" officeooo:rsid="000fa154"/>
    </style:style>
    <style:style style:name="T4" style:family="text">
      <style:text-properties style:font-name="Droid Sans Mono" fo:font-size="10.5pt" fo:font-weight="normal" officeooo:rsid="001442dd"/>
    </style:style>
    <style:style style:name="T5" style:family="text">
      <style:text-properties style:font-name="Droid Sans Mono" fo:font-size="10.5pt" fo:font-weight="normal" officeooo:rsid="001efbd6"/>
    </style:style>
    <style:style style:name="T6" style:family="text">
      <style:text-properties officeooo:rsid="001efb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_3104106848"/>1. \(2P + B = 772\)<text:bookmark-end text:name="__DdeLink__17_3104106848"/></text:p>
      <text:p text:style-name="P1">2. \(2P + N = 811\)</text:p>
      <text:p text:style-name="P1">3. \(2B + N = 105\)</text:p>
      <text:p text:style-name="P1"/>
      <text:p text:style-name="P1"/>
      <text:p text:style-name="P1">Paso 1: Elegir una ecuación para despejar una de las incógnitas</text:p>
      <text:p text:style-name="P1"/>
      <text:p text:style-name="P1">Vamos a elegir la primera ecuación \(2P + B = 772\) para despejar \(B\). </text:p>
      <text:p text:style-name="P1"/>
      <text:p text:style-name="P1"><text:bookmark-start text:name="__DdeLink__20_3104106848"/><text:bookmark-start text:name="__DdeLink__23_3104106848"/><text:bookmark-start text:name="__DdeLink__49_3104106848"/><text:bookmark-start text:name="__DdeLink__27_3104106848"/>Paso 2: Despejar B<text:bookmark-end text:name="__DdeLink__49_3104106848"/></text:p>
      <text:p text:style-name="P1"/>
      <text:p text:style-name="P1"><text:bookmark-start text:name="__DdeLink__51_3104106848"/><text:bookmark-start text:name="__DdeLink__54_3104106848"/>Para despejar B, vamos a restar 2P de ambos lados de la ecuación<text:bookmark-end text:name="__DdeLink__51_3104106848"/> B = 772 - 2P<text:bookmark-end text:name="__DdeLink__54_3104106848"/></text:p>
      <text:p text:style-name="P1"/>
      <text:p text:style-name="P1"><text:bookmark-start text:name="__DdeLink__59_3104106848"/><text:bookmark-start text:name="__DdeLink__56_3104106848"/>Ahora, tenemos una expresión para B en términos de P.<text:bookmark-end text:name="__DdeLink__59_3104106848"/><text:bookmark-end text:name="__DdeLink__56_3104106848"/><text:bookmark-end text:name="__DdeLink__27_3104106848"/><text:bookmark-end text:name="__DdeLink__23_3104106848"/><text:bookmark-end text:name="__DdeLink__20_3104106848"/></text:p>
      <text:p text:style-name="P1"/>
      <text:p text:style-name="P1"><text:bookmark-start text:name="__DdeLink__217_364942801"/><text:bookmark-start text:name="__DdeLink__214_364942801"/>Paso 3: Sustituir B en otra ecuación<text:bookmark-end text:name="__DdeLink__217_364942801"/><text:bookmark-end text:name="__DdeLink__214_364942801"/></text:p>
      <text:p text:style-name="P1"/>
      <text:p text:style-name="P1"><text:bookmark-start text:name="__DdeLink__227_364942801"/><text:bookmark-start text:name="__DdeLink__220_364942801"/>Vamos a sustituir la expresión que encontramos para B en la tercera ecuación: <text:bookmark-start text:name="__DdeLink__233_364942801"/><text:bookmark-start text:name="__DdeLink__230_364942801"/><text:bookmark-end text:name="__DdeLink__227_364942801"/><text:bookmark-end text:name="__DdeLink__220_364942801"/>2B + N = 105:<text:bookmark-end text:name="__DdeLink__233_364942801"/><text:bookmark-end text:name="__DdeLink__230_364942801"/></text:p>
      <text:p text:style-name="P1"/>
      <text:p text:style-name="P1"><text:bookmark-start text:name="__DdeLink__235_364942801"/>2(772 - 2P) + N = 105<text:bookmark-end text:name="__DdeLink__235_364942801"/></text:p>
      <text:p text:style-name="P1"/>
      <text:p text:style-name="P1"><text:bookmark-start text:name="__DdeLink__240_364942801"/>Expandimos y simplificamos: 1544 - 4P + N = 105<text:bookmark-end text:name="__DdeLink__240_364942801"/></text:p>
      <text:p text:style-name="P1"/>
      <text:p text:style-name="P1">##<text:bookmark-start text:name="__DdeLink__249_364942801"/># <text:bookmark-start text:name="__DdeLink__251_364942801"/>Paso 4: Despejar N<text:bookmark-end text:name="__DdeLink__249_364942801"/><text:bookmark-end text:name="__DdeLink__251_364942801"/></text:p>
      <text:p text:style-name="P1"/>
      <text:p text:style-name="P1"><text:bookmark-start text:name="__DdeLink__253_364942801"/>Para despejar N, sumamos 4P y restamos 1544 de ambos lados:<text:bookmark-end text:name="__DdeLink__253_364942801"/></text:p>
      <text:p text:style-name="P1"/>
      <text:p text:style-name="P1"><text:bookmark-start text:name="__DdeLink__255_364942801"/>N = 105 + 4P - 1544<text:bookmark-end text:name="__DdeLink__255_364942801"/></text:p>
      <text:p text:style-name="P1"><text:bookmark-start text:name="__DdeLink__257_364942801"/>N = 4P - 1439<text:bookmark-end text:name="__DdeLink__257_364942801"/></text:p>
      <text:p text:style-name="P1"/>
      <text:p text:style-name="P1"># <text:bookmark-start text:name="__DdeLink__264_364942801"/>Paso 5: Sustituir N en otra ecuación<text:bookmark-end text:name="__DdeLink__264_364942801"/></text:p>
      <text:p text:style-name="P1"/>
      <text:p text:style-name="P8"><text:bookmark-start text:name="__DdeLink__273_364942801"/>Ahora, vamos a sustituir la expresión que encontramos para N en<text:bookmark-end text:name="__DdeLink__273_364942801"/></text:p>
      <text:p text:style-name="P8"/>
      <text:p text:style-name="P8"><text:bookmark-start text:name="__DdeLink__275_364942801"/>la segunda ecuación 2P + N = 811:<text:bookmark-end text:name="__DdeLink__275_364942801"/></text:p>
      <text:p text:style-name="P1"/>
      <text:p text:style-name="P1"><text:bookmark-start text:name="__DdeLink__277_364942801"/>2P + 4P - 1439 = 811<text:bookmark-end text:name="__DdeLink__277_364942801"/></text:p>
      <text:p text:style-name="P1"/>
      <text:p text:style-name="P9"><text:bookmark-start text:name="__DdeLink__280_364942801"/>Sumamos los términos semejantes: 6P = 2250<text:bookmark-start text:name="__DdeLink__262_364942801"/><text:bookmark-end text:name="__DdeLink__280_364942801"/><text:bookmark-end text:name="__DdeLink__262_364942801"/></text:p>
      <text:p text:style-name="P1"/>
      <text:p text:style-name="P9"><text:bookmark-start text:name="__DdeLink__287_364942801"/>Dividimos ambos lados por 6: P = 375<text:bookmark-end text:name="__DdeLink__287_364942801"/></text:p>
      <text:p text:style-name="P1"/>
      <text:p text:style-name="P1"/>
      <text:p text:style-name="P1"/>
      <text:p text:style-name="P1"># <text:bookmark-start text:name="__DdeLink__314_364942801"/><text:bookmark-start text:name="__DdeLink__310_364942801"/><text:bookmark-start text:name="__DdeLink__307_364942801"/>Paso 6: Sustituir P para encontrar B y N<text:bookmark-end text:name="__DdeLink__314_364942801"/><text:bookmark-end text:name="__DdeLink__310_364942801"/><text:bookmark-end text:name="__DdeLink__307_364942801"/></text:p>
      <text:p text:style-name="P1"/>
      <text:p text:style-name="P1">Usando P = 375:</text:p>
      <text:p text:style-name="P1"/>
      <text:p text:style-name="P1">B = 772 - 2(375)</text:p>
      <text:p text:style-name="P1">B = 772 - 750</text:p>
      <text:p text:style-name="P1">B = 22</text:p>
      <text:p text:style-name="P1"/>
      <text:p text:style-name="P1">N = 4(375) - 1439</text:p>
      <text:p text:style-name="P1">N = 1500 - 1439</text:p>
      <text:p text:style-name="P1">N = 61</text:p>
      <text:p text:style-name="P1"/>
      <text:p text:style-name="P1">### Solución:</text:p>
      <text:p text:style-name="P1"/>
      <text:p text:style-name="P1"><text:soft-page-break/>\(P = 375\)</text:p>
      <text:p text:style-name="P1">\(B = 22\)</text:p>
      <text:p text:style-name="P1">\(N = 61\)</text:p>
      <text:p text:style-name="P2"/>
      <text:p text:style-name="P2">*****************************************************************</text:p>
      <text:p text:style-name="P5"><text:bookmark-start text:name="__DdeLink__42_3104106848"/><text:bookmark-start text:name="__DdeLink__230_1897580045"/><text:bookmark-start text:name="__DdeLink__237_1897580045"/><text:bookmark-start text:name="__DdeLink__47_3104106848"/><text:span text:style-name="T3">A</text:span><text:span text:style-name="T2">nalizar el archivo .py:</text:span></text:p>
      <text:p text:style-name="P3"/>
      <text:p text:style-name="P4"><text:span text:style-name="T6">Necesito que</text:span><text:bookmark-start text:name="__DdeLink__38_3104106848"/><text:bookmark-start text:name="__DdeLink__35_3104106848"/>:</text:p>
      <text:p text:style-name="P4"/>
      <text:p text:style-name="P6"><text:span text:style-name="T4">* </text:span><text:bookmark-end text:name="__DdeLink__47_3104106848"/><text:bookmark-end text:name="__DdeLink__42_3104106848"/><text:bookmark-end text:name="__DdeLink__38_3104106848"/><text:bookmark-end text:name="__DdeLink__35_3104106848"/><text:span text:style-name="T5">1 segundo después de la animación ‘</text:span><text:span text:style-name="T1">Paso 2: Despejar B</text:span><text:span text:style-name="T5">’ aparezca, debajo de ésta, la animación ‘</text:span><text:span text:style-name="T1">Para despejar B, vamos a restar 2P de ambos lados de la ecuación:</text:span><text:span text:style-name="T5">’; debajo de esta y 1 segundo después, aparezca la animación ‘</text:span><text:span text:style-name="T1">B = 772 – 2P</text:span><text:span text:style-name="T5">’; 1 segundo después y, debajo de esta, aprezca la animación ‘</text:span><text:span text:style-name="T1">Ahora, tenemos una expresión para B en términos de P</text:span><text:span text:style-name="T5">’</text:span><text:bookmark-end text:name="__DdeLink__230_1897580045"/><text:bookmark-end text:name="__DdeLink__237_189758004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2:32:59.937385290</meta:creation-date>
    <dc:date>2023-08-17T17:04:39.146427350</dc:date>
    <meta:editing-duration>PT5H31M3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316" meta:character-count="1508" meta:non-whitespace-character-count="1228"/>
  </office:meta>
</office:document-meta>
</file>